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/>
  </office:font-face-decls>
  <office:automatic-styles>
    <style:style style:name="P1" style:family="paragraph" style:parent-style-name="Text_20_body">
      <style:text-properties officeooo:rsid="002db8f9" officeooo:paragraph-rsid="002db8f9"/>
    </style:style>
    <style:style style:name="P2" style:family="paragraph" style:parent-style-name="Text_20_body">
      <style:text-properties officeooo:rsid="002b967a" officeooo:paragraph-rsid="002b967a"/>
    </style:style>
    <style:style style:name="P3" style:family="paragraph" style:parent-style-name="Text_20_body">
      <style:text-properties officeooo:rsid="002a9b51" officeooo:paragraph-rsid="002a9b51"/>
    </style:style>
    <style:style style:name="P4" style:family="paragraph" style:parent-style-name="Text_20_body">
      <style:text-properties officeooo:rsid="002bbbb0" officeooo:paragraph-rsid="002bbbb0"/>
    </style:style>
    <style:style style:name="P5" style:family="paragraph" style:parent-style-name="Text_20_body">
      <style:text-properties officeooo:paragraph-rsid="002bbbb0"/>
    </style:style>
    <style:style style:name="P6" style:family="paragraph" style:parent-style-name="Text_20_body">
      <style:text-properties officeooo:rsid="002ccf3d" officeooo:paragraph-rsid="002db8f9"/>
    </style:style>
    <style:style style:name="P7" style:family="paragraph" style:parent-style-name="Heading_20_1">
      <style:text-properties officeooo:rsid="001f49a9" officeooo:paragraph-rsid="001f49a9"/>
    </style:style>
    <style:style style:name="P8" style:family="paragraph" style:parent-style-name="Heading_20_2">
      <style:text-properties officeooo:rsid="002a15ec" officeooo:paragraph-rsid="002a15ec"/>
    </style:style>
    <style:style style:name="P9" style:family="paragraph" style:parent-style-name="Heading_20_2">
      <style:text-properties officeooo:rsid="002db8f9" officeooo:paragraph-rsid="002db8f9"/>
    </style:style>
    <style:style style:name="P10" style:family="paragraph" style:parent-style-name="Heading_20_3">
      <style:text-properties officeooo:rsid="002b967a" officeooo:paragraph-rsid="002b967a"/>
    </style:style>
    <style:style style:name="P11" style:family="paragraph" style:parent-style-name="Heading_20_3">
      <style:paragraph-properties fo:break-before="page"/>
      <style:text-properties officeooo:rsid="002b967a" officeooo:paragraph-rsid="002b967a"/>
    </style:style>
    <style:style style:name="P12" style:family="paragraph" style:parent-style-name="Heading_20_3">
      <style:text-properties officeooo:rsid="002b967a" officeooo:paragraph-rsid="002ccf3d"/>
    </style:style>
    <style:style style:name="P13" style:family="paragraph" style:parent-style-name="Heading_20_3" style:list-style-name="">
      <style:text-properties officeooo:rsid="002b967a" officeooo:paragraph-rsid="002b967a"/>
    </style:style>
    <style:style style:name="P14" style:family="paragraph" style:parent-style-name="Heading_20_3">
      <style:text-properties officeooo:rsid="002db8f9" officeooo:paragraph-rsid="002db8f9"/>
    </style:style>
    <style:style style:name="P15" style:family="paragraph" style:parent-style-name="Heading_20_3">
      <style:paragraph-properties fo:break-before="page"/>
      <style:text-properties officeooo:rsid="002db8f9" officeooo:paragraph-rsid="002db8f9"/>
    </style:style>
    <style:style style:name="P16" style:family="paragraph" style:parent-style-name="Heading_20_3" style:list-style-name="">
      <style:text-properties officeooo:rsid="002db8f9" officeooo:paragraph-rsid="002db8f9"/>
    </style:style>
    <style:style style:name="P17" style:family="paragraph" style:parent-style-name="Text_20_body" style:list-style-name="L1">
      <style:text-properties officeooo:rsid="002b967a" officeooo:paragraph-rsid="002b967a"/>
    </style:style>
    <style:style style:name="P18" style:family="paragraph" style:parent-style-name="Text_20_body" style:list-style-name="L2"/>
    <style:style style:name="P19" style:family="paragraph" style:parent-style-name="Text_20_body" style:list-style-name="L2">
      <style:text-properties officeooo:rsid="002bbbb0" officeooo:paragraph-rsid="002bbbb0"/>
    </style:style>
    <style:style style:name="P20" style:family="paragraph" style:parent-style-name="Text_20_body" style:list-style-name="L3">
      <style:text-properties officeooo:rsid="002bbbb0" officeooo:paragraph-rsid="002bbbb0"/>
    </style:style>
    <style:style style:name="P21" style:family="paragraph" style:parent-style-name="Text_20_body" style:list-style-name="L3">
      <style:text-properties officeooo:rsid="002ccf3d" officeooo:paragraph-rsid="002ccf3d"/>
    </style:style>
    <style:style style:name="P22" style:family="paragraph" style:parent-style-name="Text_20_body">
      <style:text-properties style:text-underline-style="solid" style:text-underline-width="auto" style:text-underline-color="font-color" fo:font-weight="bold" officeooo:rsid="002ccf3d" officeooo:paragraph-rsid="002db8f9" style:font-weight-asian="bold" style:font-weight-complex="bold"/>
    </style:style>
    <style:style style:name="P23" style:family="paragraph" style:parent-style-name="Text_20_body" style:list-style-name="L5">
      <style:text-properties style:text-underline-style="solid" style:text-underline-width="auto" style:text-underline-color="font-color" fo:font-weight="bold" officeooo:rsid="002ed541" officeooo:paragraph-rsid="002ed541" style:font-weight-asian="bold" style:font-weight-complex="bold"/>
    </style:style>
    <style:style style:name="P24" style:family="paragraph" style:parent-style-name="Text_20_body">
      <style:text-properties style:text-underline-style="solid" style:text-underline-width="auto" style:text-underline-color="font-color" officeooo:rsid="002db8f9" officeooo:paragraph-rsid="002db8f9"/>
    </style:style>
    <style:style style:name="P25" style:family="paragraph" style:parent-style-name="Text_20_body" style:list-style-name="L4">
      <style:text-properties officeooo:rsid="002db8f9" officeooo:paragraph-rsid="002db8f9"/>
    </style:style>
    <style:style style:name="P26" style:family="paragraph" style:parent-style-name="Text_20_body" style:list-style-name="L5">
      <style:text-properties officeooo:rsid="002db8f9" officeooo:paragraph-rsid="002db8f9"/>
    </style:style>
    <style:style style:name="P27" style:family="paragraph" style:parent-style-name="Text_20_body">
      <style:text-properties officeooo:rsid="002db8f9" officeooo:paragraph-rsid="0030405c"/>
    </style:style>
    <style:style style:name="P28" style:family="paragraph" style:parent-style-name="Text_20_body">
      <style:text-properties officeooo:rsid="002db8f9" officeooo:paragraph-rsid="00334282"/>
    </style:style>
    <style:style style:name="P29" style:family="paragraph" style:parent-style-name="Text_20_body" style:list-style-name="L5">
      <style:text-properties officeooo:rsid="002ed541" officeooo:paragraph-rsid="002ed541"/>
    </style:style>
    <style:style style:name="P30" style:family="paragraph" style:parent-style-name="Text_20_body" style:list-style-name="L6">
      <style:text-properties officeooo:rsid="002ed541" officeooo:paragraph-rsid="002ed541"/>
    </style:style>
    <style:style style:name="P31" style:family="paragraph" style:parent-style-name="Text_20_body" style:list-style-name="L6">
      <style:text-properties officeooo:rsid="002ed541" officeooo:paragraph-rsid="0030405c"/>
    </style:style>
    <style:style style:name="P32" style:family="paragraph" style:parent-style-name="Text_20_body" style:list-style-name="L6">
      <style:text-properties officeooo:rsid="002ed541" officeooo:paragraph-rsid="00334282"/>
    </style:style>
    <style:style style:name="P33" style:family="paragraph" style:parent-style-name="Text_20_body">
      <style:text-properties officeooo:rsid="0030405c" officeooo:paragraph-rsid="0030405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30405c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30405c"/>
    </style:style>
    <style:style style:name="T6" style:family="text">
      <style:text-properties officeooo:rsid="002a9b51"/>
    </style:style>
    <style:style style:name="T7" style:family="text">
      <style:text-properties officeooo:rsid="002b967a"/>
    </style:style>
    <style:style style:name="T8" style:family="text">
      <style:text-properties style:font-name="Liberation Sans" fo:font-size="14pt" fo:font-weight="bold" style:font-name-asian="Noto Sans CJK SC" style:font-size-asian="14pt" style:font-weight-asian="bold" style:font-name-complex="Lohit Devanagari1" style:font-size-complex="14pt" style:font-weight-complex="bold"/>
    </style:style>
    <style:style style:name="T9" style:family="text">
      <style:text-properties style:font-name="Liberation Sans" fo:font-size="14pt" fo:font-weight="bold" officeooo:rsid="002ccf3d" style:font-name-asian="Noto Sans CJK SC" style:font-size-asian="14pt" style:font-weight-asian="bold" style:font-name-complex="Lohit Devanagari1" style:font-size-complex="14pt" style:font-weight-complex="bold"/>
    </style:style>
    <style:style style:name="T10" style:family="text">
      <style:text-properties style:font-name="Liberation Sans" fo:font-size="16pt" fo:font-weight="bold" style:font-name-asian="Noto Sans CJK SC" style:font-size-asian="16pt" style:font-weight-asian="bold" style:font-name-complex="Lohit Devanagari1" style:font-size-complex="16pt" style:font-weight-complex="bold"/>
    </style:style>
    <style:style style:name="T11" style:family="text">
      <style:text-properties officeooo:rsid="002bbbb0"/>
    </style:style>
    <style:style style:name="T12" style:family="text">
      <style:text-properties officeooo:rsid="002ccf3d"/>
    </style:style>
    <style:style style:name="T13" style:family="text">
      <style:text-properties officeooo:rsid="002ed541"/>
    </style:style>
    <style:style style:name="T14" style:family="text">
      <style:text-properties officeooo:rsid="0030405c"/>
    </style:style>
    <style:style style:name="T15" style:family="text">
      <style:text-properties officeooo:rsid="0033428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Desarrollo de interfaces</text:h>
      <text:h text:style-name="P8" text:outline-level="2"><text:span text:style-name="T6">Proyecto final</text:span> </text:h>
      <text:p text:style-name="P1">(Dedicación estimada a la tarea: <text:span text:style-name="T2">52 horas durante 4 semanas</text:span>)</text:p>
      <text:p text:style-name="P3">Realiza un programa de <text:span text:style-name="T7">gestión de elementos a través de interfaces. Usa una de las siguientes opciones:</text:span></text:p>
      <text:h text:style-name="P10" text:outline-level="3">Opci<text:span text:style-name="T8">ón 1: Diagramas UML</text:span></text:h>
      <text:p text:style-name="P2">Diseña un editor UML en el que se puedan realizar diagramas de clases, con al menos las siguientes características:</text:p>
      <text:list xml:id="list3882107755" text:style-name="L1">
        <text:list-item>
          <text:p text:style-name="P17">Poder configurar visibilidad de l<text:span text:style-name="T11">os elementos de una</text:span> clase (al menos públic<text:span text:style-name="T11">o</text:span>s, privad<text:span text:style-name="T11">o</text:span>s o protegid<text:span text:style-name="T11">o</text:span>s).</text:p>
        </text:list-item>
        <text:list-item>
          <text:p text:style-name="P17">Poder configurar relaciones entre las clases, con cardinalidades (al menos 0..*, 1..* y 1), de al menos los siguientes tipos:</text:p>
          <text:list>
            <text:list-item>
              <text:p text:style-name="P17">Asociación.</text:p>
            </text:list-item>
            <text:list-item>
              <text:p text:style-name="P17">Agregación.</text:p>
            </text:list-item>
            <text:list-item>
              <text:p text:style-name="P17">Composición.</text:p>
            </text:list-item>
          </text:list>
        </text:list-item>
      </text:list>
      <text:p text:style-name="P4">Usa notación estándar para este tipo de diagramas.</text:p>
      <text:h text:style-name="P10" text:outline-level="3">Opci<text:span text:style-name="T8">ón 2: Editor de diagramas Entidad-Relación de BBDD</text:span></text:h>
      <text:p text:style-name="P5">D<text:span text:style-name="T7">iseña un editor de diagramas Entidad-Relación, con al menos las siguientes características:</text:span></text:p>
      <text:list xml:id="list1783406382" text:style-name="L2">
        <text:list-item>
          <text:p text:style-name="P19">Entidades conectadas entre sí a través de relaciones.</text:p>
          <text:list>
            <text:list-item>
              <text:p text:style-name="P18"><text:span text:style-name="T11">Estableciendo sus posibles cardinalidades (al meno</text:span>s 1:1, <text:span text:style-name="T11">1:N, N:1 y N:M).</text:span></text:p>
            </text:list-item>
          </text:list>
        </text:list-item>
        <text:list-item>
          <text:p text:style-name="P19">Atributos para las entidades, con obligatoriedad de establecer para cada entidad una clave primaria.</text:p>
        </text:list-item>
      </text:list>
      <text:p text:style-name="P4">Usa notación estándar para este tipo de diagramas.</text:p>
      <text:h text:style-name="P13" text:outline-level="3"/>
      <text:h text:style-name="P11" text:outline-level="3">Opci<text:span text:style-name="T8">ón 3: Editor de redes</text:span></text:h>
      <text:p text:style-name="P5">Diseña un editor <text:span text:style-name="T11">de topologías de redes de área local Ethernet y WiFi</text:span><text:span text:style-name="T7">, con al menos las siguientes características:</text:span></text:p>
      <text:list xml:id="list3239209001" text:style-name="L3">
        <text:list-item>
          <text:p text:style-name="P20">Poder establecer al menos los siguientes elementos:</text:p>
          <text:list>
            <text:list-item>
              <text:p text:style-name="P20">PC.</text:p>
            </text:list-item>
            <text:list-item>
              <text:p text:style-name="P20">Switch.</text:p>
            </text:list-item>
            <text:list-item>
              <text:p text:style-name="P20">Punto de acceso WiFi.</text:p>
            </text:list-item>
          </text:list>
        </text:list-item>
        <text:list-item>
          <text:p text:style-name="P20">Poder representar al menos los siguientes tipos de conexión entre elementos:</text:p>
          <text:list>
            <text:list-item>
              <text:p text:style-name="P20">Cables de red (al menos <text:span text:style-name="T12">categorías 5, 5E, 6, 6A y 7, indicando sus velocidades máximas).</text:span></text:p>
            </text:list-item>
            <text:list-item>
              <text:p text:style-name="P21">Zonas de cobertura WiFi en torno a los puntos de acceso WiFi (el menos 5, 6, 6E y 7), indicando:</text:p>
              <text:list>
                <text:list-item>
                  <text:p text:style-name="P21">Banda (2,4, 5 o 6 Ghz).</text:p>
                </text:list-item>
                <text:list-item>
                  <text:p text:style-name="P21">Velocidad máxima.</text:p>
                </text:list-item>
              </text:list>
            </text:list-item>
          </text:list>
        </text:list-item>
      </text:list>
      <text:p text:style-name="P4">Usa notación estándar para este tipo de diagramas.</text:p>
      <text:h text:style-name="P12" text:outline-level="3">Opci<text:span text:style-name="T8">ón </text:span><text:span text:style-name="T9">4</text:span><text:span text:style-name="T8">: </text:span><text:span text:style-name="T9">Opción libre</text:span></text:h>
      <text:p text:style-name="P6">Si deseas realizar otro tipo de editor ponte en contacto con el profesor para proponerle tu idea.</text:p>
      <text:p text:style-name="P22">No puedes realizar esta opción sin que el profesor te de su autorización expresa a tu idea concreta.</text:p>
      <text:h text:style-name="P9" text:outline-level="2">Evaluaci<text:span text:style-name="T10">ón</text:span></text:h>
      <text:p text:style-name="P1">El proyecto final se evaluará en 3 ocasiones:</text:p>
      <text:list xml:id="list927079279" text:style-name="L4">
        <text:list-item>
          <text:p text:style-name="P25">Finales de enero: Entrega parcial de informe de progreso.</text:p>
        </text:list-item>
        <text:list-item>
          <text:p text:style-name="P25">Finales de febrero: Entrega parcial de informe de progreso.</text:p>
        </text:list-item>
        <text:list-item>
          <text:p text:style-name="P25">Principios de marzo: Entrevista final de proyecto. Nota final.</text:p>
        </text:list-item>
      </text:list>
      <text:p text:style-name="P24">Las entregas 2 y 3 servirán como recuperación de las anteriores. <text:span text:style-name="T1">Si la nota es mayor sustituirá a las anteriores.</text:span></text:p>
      <text:p text:style-name="P27">Las notas 1 y 2 contarán en el del apartado de actividades y <text:span text:style-name="T14">sustituyen a los cuestionarios, </text:span><text:span text:style-name="T5">por lo que contarán un 40% de la nota</text:span><text:span text:style-name="T2">.</text:span> La entrevista final del proyecto sustituirá al examen <text:span text:style-name="T3">y por tanto constituirá el </text:span><text:span text:style-name="T4">6</text:span><text:span text:style-name="T3">0% de la nota de la 2º evaluación.</text:span></text:p>
      <text:h text:style-name="P16" text:outline-level="3"/>
      <text:h text:style-name="P15" text:outline-level="3">Entregables</text:h>
      <text:p text:style-name="P1">Para cada una de las tres entregas del proyecto se adjuntará:</text:p>
      <text:list xml:id="list2684712893" text:style-name="L5">
        <text:list-item>
          <text:p text:style-name="P26">Proyecto exportado en ZIP con el estado actual del proyecto.</text:p>
        </text:list-item>
        <text:list-item>
          <text:p text:style-name="P26">Un vídeo (máximo 16 minutos) con explicación de trabajo realizado.</text:p>
          <text:list>
            <text:list-item>
              <text:p text:style-name="P23">En la entrevista final este vídeo no se entrega, se sustituye por la entrevista.</text:p>
            </text:list-item>
          </text:list>
        </text:list-item>
        <text:list-item>
          <text:p text:style-name="P29">(<text:span text:style-name="T2">Opcional</text:span>) Un documento con las cosas que no sea plausible explicar en un vídeo corto o entrevista corta.</text:p>
        </text:list-item>
      </text:list>
      <text:h text:style-name="P14" text:outline-level="3">Criterios de valoraci<text:span text:style-name="T8">ón</text:span></text:h>
      <text:p text:style-name="P1">Para <text:span text:style-name="T15">la</text:span><text:span text:style-name="T14"> primera</text:span> entrega del proyecto se <text:span text:style-name="T13">evaluará:</text:span></text:p>
      <text:list xml:id="list288312088" text:style-name="L6">
        <text:list-item>
          <text:p text:style-name="P30">Vídeo: <text:span text:style-name="T5">4</text:span><text:span text:style-name="T2"> puntos</text:span>.</text:p>
        </text:list-item>
        <text:list-item>
          <text:p text:style-name="P30">Estado del programa: <text:span text:style-name="T5">6 </text:span><text:span text:style-name="T2">puntos</text:span>.</text:p>
        </text:list-item>
      </text:list>
      <text:p text:style-name="P28">Para <text:span text:style-name="T15">la</text:span><text:span text:style-name="T14"> </text:span><text:span text:style-name="T15">segunda</text:span> entrega del proyecto se <text:span text:style-name="T13">evaluará:</text:span></text:p>
      <text:list xml:id="list174457198893053" text:continue-numbering="true" text:style-name="L6">
        <text:list-item>
          <text:p text:style-name="P32">Vídeo: <text:span text:style-name="T2">2 puntos</text:span>.</text:p>
        </text:list-item>
        <text:list-item>
          <text:p text:style-name="P32">Estado del programa: <text:span text:style-name="T2">5 puntos</text:span>.</text:p>
        </text:list-item>
        <text:list-item>
          <text:p text:style-name="P32">Contribuciones adicionales del alumno <text:span text:style-name="T15">y cambios propuestos por el profesor</text:span>: <text:span text:style-name="T2">3 puntos</text:span>.</text:p>
        </text:list-item>
      </text:list>
      <text:p text:style-name="P27">Para <text:span text:style-name="T14">la entrega final</text:span> del proyecto se <text:span text:style-name="T13">evaluará:</text:span></text:p>
      <text:list xml:id="list174457021455852" text:continue-numbering="true" text:style-name="L6">
        <text:list-item>
          <text:p text:style-name="P31"><text:span text:style-name="T14">Entrevista</text:span>: <text:span text:style-name="T2">2 puntos</text:span>.</text:p>
        </text:list-item>
        <text:list-item>
          <text:p text:style-name="P31">Estado del programa: <text:span text:style-name="T2">5 puntos</text:span>.</text:p>
        </text:list-item>
        <text:list-item>
          <text:p text:style-name="P32">Contribuciones adicionales del alumno <text:span text:style-name="T15">y cambios propuestos por el profesor</text:span>: <text:span text:style-name="T2">3 puntos</text:span>.</text:p>
        </text:list-item>
      </text:list>
      <text:p text:style-name="P33">En caso de que existan dudas sobre la autoría o la comprensión del código por parte del alumno <text:span text:style-name="T3">que no se puedan aclarar con entrevista la nota final del proyecto será 0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2b967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09:52:31.247511603</meta:creation-date>
    <meta:generator>LibreOffice/7.3.7.2$Linux_X86_64 LibreOffice_project/30$Build-2</meta:generator>
    <dc:date>2024-01-09T17:44:54.810913218</dc:date>
    <meta:editing-duration>PT1H27M20S</meta:editing-duration>
    <meta:editing-cycles>13</meta:editing-cycles>
    <meta:document-statistic meta:table-count="0" meta:image-count="0" meta:object-count="0" meta:page-count="3" meta:paragraph-count="59" meta:word-count="607" meta:character-count="3526" meta:non-whitespace-character-count="3009"/>
  </office:meta>
</office:document-meta>
</file>